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officeooo:rsid="00110a02" officeooo:paragraph-rsid="00110a0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officeooo:rsid="00110a02" officeooo:paragraph-rsid="00110a0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2pt" style:text-underline-style="none" officeooo:rsid="00110a02" officeooo:paragraph-rsid="00110a02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let au fromage :</text:p>
      <text:p text:style-name="P1"/>
      <text:p text:style-name="P2">Valeurs nutritionnelles pour 100 grammes :</text:p>
      <text:p text:style-name="P2"/>
      <text:p text:style-name="P2"/>
      <text:p text:style-name="P2"/>
      <text:p text:style-name="P2">Ingrédients :</text:p>
      <text:p text:style-name="P2"/>
      <text:p text:style-name="P3">- 2 escalopes de poulet</text:p>
      <text:p text:style-name="P3">- Gruyère</text:p>
      <text:p text:style-name="P3">- Huile</text:p>
      <text:p text:style-name="P3">- Curcuma</text:p>
      <text:p text:style-name="P3">- Sel</text:p>
      <text:p text:style-name="P3">- Crème</text:p>
      <text:p text:style-name="P3"/>
      <text:p text:style-name="P3">Couper le poulet en petits morceaux et mettre de l’huile dans la poêle.</text:p>
      <text:p text:style-name="P3">Faire chauffer le poulet à feu fort puis ajouter curcuma et sel. Quand le poulet commence à blanchir, ajouter un peu de crème et du gruyère.</text:p>
      <text:p text:style-name="P3">Baisser le feu, rajoutez de la crème et mélangez régulièrement.</text:p>
      <text:p text:style-name="P3">Quand le poulet est cuit vous pouvez servir !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13:45:52.595849100</meta:creation-date>
    <dc:date>2025-05-22T13:51:14.174801000</dc:date>
    <meta:editing-duration>PT5M22S</meta:editing-duration>
    <meta:editing-cycles>1</meta:editing-cycles>
    <meta:document-statistic meta:table-count="0" meta:image-count="0" meta:object-count="0" meta:page-count="1" meta:paragraph-count="13" meta:word-count="85" meta:character-count="453" meta:non-whitespace-character-count="381"/>
    <meta:generator>LibreOffice/25.2.2.2$Windows_X86_64 LibreOffice_project/7370d4be9e3cf6031a51beef54ff3bda878e3fac</meta:generator>
  </office:meta>
</office:document-meta>
</file>